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14cm" fo:min-width="7.35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008cm" fo:min-width="7.35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651cm" fo:min-width="7.346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11cm" fo:min-width="2.52cm" fo:padding-top="0.139cm" fo:padding-bottom="0.139cm" fo:padding-left="0.264cm" fo:padding-right="0.264cm"/>
    </style:style>
    <style:style style:name="gr5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131cm" fo:min-width="7.12cm"/>
    </style:style>
    <style:style style:name="gr6" style:family="graphic" style:parent-style-name="objectwithoutfill">
      <style:graphic-properties svg:stroke-width="0.028cm" svg:stroke-color="#000000" draw:marker-start="Diamon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7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style:font-name="Inconsolata1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style:font-name="Roboto" fo:font-size="12pt" style:font-size-asian="12pt" style:font-size-complex="12pt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Droid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Inconsolat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Roboto Condens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Inconsolata1" fo:font-size="12pt" style:font-size-asian="12pt" style:font-size-complex="12pt"/>
    </style:style>
    <style:style style:name="T6" style:family="text">
      <style:text-properties style:font-name="Inconsolata1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Inconsolata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Roboto" fo:font-size="12pt" style:font-size-asian="12pt" style:font-size-complex="12pt"/>
    </style:style>
    <style:style style:name="T9" style:family="text">
      <style:text-properties style:text-position="0% 100%" style:font-name="Robo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85cm" svg:height="0.792cm" svg:x="0.116cm" svg:y="0.097cm"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85cm" svg:height="2.286cm" svg:x="0.116cm" svg:y="0.889cm">
          <text:p text:style-name="P3"><text:span text:style-name="T2">id: </text:span><text:span text:style-name="T3">integer</text:span></text:p>
          <text:p text:style-name="P4"><text:span text:style-name="T2">time: </text:span><text:span text:style-name="T3">integer</text:span></text:p>
          <text:p text:style-name="P3"><text:span text:style-name="T4">membranes</text:span><text:span text:style-name="T5">:set of </text:span><text:span text:style-name="T6">membranes</text:span></text:p>
          <text:p text:style-name="P3"><text:span text:style-name="T4">connections</text:span><text:span text:style-name="T5">:set of membrane id pair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874cm" svg:height="2.929cm" svg:x="0.127cm" svg:y="3.167cm">
          <text:p text:style-name="P3"><text:span text:style-name="T7">addMembrane()</text:span></text:p>
          <text:p text:style-name="P3"><text:span text:style-name="T7">removeMembrane()</text:span></text:p>
          <text:p text:style-name="P3"><text:span text:style-name="T7">modifyMembrane()</text:span></text:p>
          <text:p text:style-name="P3"><text:span text:style-name="T7">addConnection()</text:span></text:p>
          <text:p text:style-name="P3"><text:span text:style-name="T7">removeConnection()</text:span></text:p>
          <text:p text:style-name="P3"><text:span text:style-name="T7">modifyTime(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048cm" svg:height="0.889cm" svg:x="9.874cm" svg:y="0.889cm">
          <text:p text:style-name="P1"><text:span text:style-name="T1">Membran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7.62cm" svg:height="0.381cm" svg:x="0.381cm" svg:y="1.132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.001cm" svg:y1="1.322cm" svg:x2="9.874cm" svg:y2="1.333cm" draw:start-shape="id1" draw:start-glue-point="1" draw:end-shape="id2" draw:end-glue-point="3" svg:d="M8001 1322l1873 11" svg:viewBox="0 0 1874 12">
          <text:p/>
        </draw:connector>
        <draw:frame draw:style-name="gr7" draw:text-style-name="P9" draw:layer="layout" svg:width="1.251cm" svg:height="0.81cm" svg:x="8.847cm" svg:y="0.714cm">
          <draw:text-box>
            <text:p><text:span text:style-name="T8">0..</text:span><text:span text:style-name="T9">.</text:span><text:span text:style-name="T8">*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208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2-03T12:42:57.726147051</dc:date>
    <meta:editing-duration>PT7H37M12S</meta:editing-duration>
    <meta:editing-cycles>32</meta:editing-cycles>
    <meta:generator>LibreOffice/6.3.3.2.0$Linux_X86_64 LibreOffice_project/30$Build-2</meta:generator>
    <meta:document-statistic meta:object-count="7"/>
  </office:meta>
</office:document-meta>
</file>